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ed85" officeooo:paragraph-rsid="001ced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t Swentzel and Taber McFarlin</text:p>
      <text:p text:style-name="P1"/>
      <text:p text:style-name="P1">4/15/2017</text:p>
      <text:p text:style-name="P1"/>
      <text:p text:style-name="P1">E. Taber McFarlin and Matt Swentzel pledge our honor that we have abided by the Stevens Honor System</text:p>
      <text:p text:style-name="P1"/>
      <text:p text:style-name="P1"><text:tab/><text:tab/><text:tab/><text:tab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20:01:26.449218457</meta:creation-date>
    <dc:date>2018-04-15T20:05:43.162055895</dc:date>
    <meta:editing-duration>PT4M17S</meta:editing-duration>
    <meta:editing-cycles>1</meta:editing-cycles>
    <meta:document-statistic meta:table-count="0" meta:image-count="0" meta:object-count="0" meta:page-count="1" meta:paragraph-count="4" meta:word-count="24" meta:character-count="145" meta:non-whitespace-character-count="120"/>
    <meta:generator>LibreOffice/5.4.5.1$Linux_X86_64 LibreOffice_project/40m0$Build-1</meta:generator>
  </office:meta>
</office:document-meta>
</file>